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c9dda" officeooo:paragraph-rsid="000c9dda"/>
    </style:style>
    <style:style style:name="P2" style:family="paragraph" style:parent-style-name="Standard" style:list-style-name="L1">
      <style:text-properties officeooo:rsid="000c9dda" officeooo:paragraph-rsid="000c9dda"/>
    </style:style>
    <style:style style:name="P3" style:family="paragraph" style:parent-style-name="Standard" style:list-style-name="L1">
      <style:text-properties officeooo:paragraph-rsid="000c9dda"/>
    </style:style>
    <style:style style:name="P4" style:family="paragraph" style:parent-style-name="Standard">
      <style:text-properties fo:font-weight="bold" officeooo:rsid="000c9dda" officeooo:paragraph-rsid="000c9dda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officeooo:rsid="000c9dda" officeooo:paragraph-rsid="000c9dda"/>
    </style:style>
    <style:style style:name="P6" style:family="paragraph" style:parent-style-name="Standard">
      <style:text-properties style:text-underline-style="solid" style:text-underline-width="auto" style:text-underline-color="font-color" officeooo:rsid="000d740b" officeooo:paragraph-rsid="000d740b"/>
    </style:style>
    <style:style style:name="P7" style:family="paragraph" style:parent-style-name="Standard" style:list-style-name="L2">
      <style:text-properties officeooo:rsid="000de378" officeooo:paragraph-rsid="000de378"/>
    </style:style>
    <style:style style:name="P8" style:family="paragraph" style:parent-style-name="Standard" style:list-style-name="L2">
      <style:text-properties officeooo:paragraph-rsid="000de378"/>
    </style:style>
    <style:style style:name="T1" style:family="text">
      <style:text-properties officeooo:rsid="000c9dda"/>
    </style:style>
    <style:style style:name="T2" style:family="text">
      <style:text-properties officeooo:rsid="000de37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Meeting Paloma – 30/01/2026</text:p>
      <text:p text:style-name="P1"/>
      <text:p text:style-name="P5">Agenda</text:p>
      <text:list text:style-name="L1">
        <text:list-item>
          <text:p text:style-name="P3"><text:span text:style-name="T1">Share our approach on the building of the SCDT ----</text:span></text:p>
        </text:list-item>
        <text:list-item>
          <text:p text:style-name="P2">How to crossvalidate ↔ how to ? Any point of conflicts?</text:p>
        </text:list-item>
        <text:list-item>
          <text:p text:style-name="P2">Write better the paper with better mention of the Cambridge element of Slough and Tyson → should be clear foundational step for our approach</text:p>
        </text:list-item>
        <text:list-item>
          <text:p text:style-name="P2">Do that for all RQ as a next step?</text:p>
        </text:list-item>
      </text:list>
      <text:p text:style-name="P1"/>
      <text:p text:style-name="P1"/>
      <text:p text:style-name="P6">Decisions</text:p>
      <text:p text:style-name="P1"/>
      <text:p text:style-name="P5">Outputs</text:p>
      <text:p text:style-name="P1"/>
      <text:list text:style-name="L2">
        <text:list-item>
          <text:p text:style-name="P7">Concept counterfactual → </text:p>
        </text:list-item>
        <text:list-item>
          <text:p text:style-name="P7">Scope condition</text:p>
          <text:list>
            <text:list-item>
              <text:p text:style-name="P7">Would the mechanisms change if the characteristics change? If yes, how?</text:p>
            </text:list-item>
            <text:list-item>
              <text:p text:style-name="P7">Concept classification.</text:p>
            </text:list-item>
          </text:list>
        </text:list-item>
        <text:list-item>
          <text:p text:style-name="P8"><text:span text:style-name="T2">Choosing mechanisms</text:span></text:p>
        </text:list-item>
        <text:list-item>
          <text:p text:style-name="P8"><text:span text:style-name="T2">How to choose the level of aggregation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30T10:54:17.856948571</meta:creation-date>
    <dc:date>2026-01-30T11:41:21.401225853</dc:date>
    <meta:editing-duration>PT47M2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14" meta:word-count="97" meta:character-count="530" meta:non-whitespace-character-count="455"/>
  </office:meta>
</office:document-meta>
</file>